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260" officeooo:paragraph-rsid="00144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ÓN DE TESIS</text:p>
      <text:p text:style-name="P1"/>
      <text:p text:style-name="P1">1. REGISTRO DEL PLAN DE TESIS</text:p>
      <text:p text:style-name="P1">Están definidas la variable en el sessionStorage: </text:p>
      <text:p text:style-name="P1">{'CNRODNI': '76574307', 'CNOMBRE': 'ABARCA ARTEAGA XIMENA FERNANDA', 'DATOS': [{'CCODEST': '00412X', 'CUNIACA': '0005', 'CNOMUNI': 'CENTRO DE IDIOMAS'}, {'CCODEST': '004VUQ', 'CUNIACA': '0006', 'CNOMUNI': 'INSTITUTO DE INFORMATICA'}, {'CCODEST': '003WOQ', 'CUNIACA': '0049', 'CNOMUNI': 'INGENIERIA DE SISTEMAS'}]}</text:p>
      <text:p text:style-name="P1">1.1. en el Init muestra en un select la variable DATOS para que escoja de que carrera va a presentar su plan de tesis. Dos botones: APLICAR y SALIR</text:p>
      <text:p text:style-name="P1">1.2. Después de APLICAR debe mostrar los datos de la persona:</text:p>
      <text:p text:style-name="P1">ESTUDIANTE: [CNRODNI – CCODEST – CNOMBRE]</text:p>
      <text:p text:style-name="P1">LINEA: [SELECT *]</text:p>
      <text:p text:style-name="P1">TÍTULO: [TextArea]</text:p>
      <text:p text:style-name="P1">Dos Botones: [GRABAR] [VOLVER]</text:p>
      <text:p text:style-name="P1">Al volver regresa a la pantalla anterior.</text:p>
      <text:p text:style-name="P1">* LINEA: [{‘CLINEA’: ‘0001’, ‘CDESLIN’: ‘REDES’}, {‘CLINEA’: ‘0002’, ‘CDESLIN’: ‘SISTEMAS DE INFORMACIÓN’}, {‘CLINEA’: ‘0003’, ‘CDESLIN’: ‘INTELIGENCIA ARTIFICIAL’}]</text:p>
      <text:p text:style-name="P1">Se graba en el A03M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03:04.089489735</meta:creation-date>
    <dc:date>2026-03-21T19:24:14.859042361</dc:date>
    <meta:editing-duration>PT11M</meta:editing-duration>
    <meta:editing-cycles>1</meta:editing-cycles>
    <meta:document-statistic meta:table-count="0" meta:image-count="0" meta:object-count="0" meta:page-count="1" meta:paragraph-count="13" meta:word-count="130" meta:character-count="950" meta:non-whitespace-character-count="830"/>
    <meta:generator>LibreOffice/7.3.7.2$Linux_X86_64 LibreOffice_project/30$Build-2</meta:generator>
  </office:meta>
</office:document-meta>
</file>